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P-95C operations, based on the owner's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Sm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 2022-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X-license-identifier: CC-BY-NC-SA-4.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24-10-12" calcext:value-type="date">
            <text:p>2024-10-12</text:p>
          </table:table-cell>
          <table:table-cell office:value-type="string" calcext:value-type="string">
            <text:p>corrections from Teenix</text:p>
          </table:table-cell>
          <table:table-cell/>
        </table:table-row>
        <table:table-row table:style-name="ro1">
          <table:table-cell table:style-name="ce1" office:value-type="date" office:date-value="2024-10-11" calcext:value-type="date">
            <text:p>2024-10-11</text:p>
          </table:table-cell>
          <table:table-cell office:value-type="string" calcext:value-type="string">
            <text:p>minor updates and corrections</text:p>
          </table:table-cell>
          <table:table-cell/>
        </table:table-row>
        <table:table-row table:style-name="ro1">
          <table:table-cell table:style-name="ce1" office:value-type="date" office:date-value="2022-10-10" calcext:value-type="date">
            <text:p>2022-10-10</text:p>
          </table:table-cell>
          <table:table-cell office:value-type="string" calcext:value-type="string">
            <text:p>initially created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of codes</text:p>
          </table:table-cell>
          <table:table-cell office:value-type="string" calcext:value-type="string">
            <text:p>oper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RE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TA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, SIN-1, COS, COS-1, TAN, TAN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G, RAD, GRA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-,*,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Z,ISZ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0-9, SCI0-9, ENG0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^x,ln,10^x,lo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C, IN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SB 0-9, A-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TO 0-9, A-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&gt;H.MS, -&gt;H, HMS+, HMS-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MP A-D 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BL 0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, S, mean, lin 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&gt;P, -&gt;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, Delta%, %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E, R/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DN, R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NT REG, PRINT Sigma, PRINT space, PRINT STACK, PRINT 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L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L I, RCL 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L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ma+, Sigma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rt, x^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 +/-/*/div 0-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 I, STO 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=0, etc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&lt;&gt;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^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14:.A57])" office:value-type="float" office:value="266" calcext:value-type="float">
            <text:p>266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on-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S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R A,B,C,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A, B, C, 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memory registers, 56-bits each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0..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.0 through R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grams (up to 200 step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turn stack &amp; current program/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, C, and D start pointers and D end poin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75:.A80])" office:value-type="float" office:value="48" calcext:value-type="float">
            <text:p>48</text:p>
          </table:table-cell>
          <table:table-cell office:value-type="string" calcext:value-type="string">
            <text:p>subtot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ctual hardware memory registers (outside AC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[.A84]-[.A82]" office:value-type="float" office:value="0" calcext:value-type="float">
            <text:p>0</text:p>
          </table:table-cell>
          <table:table-cell office:value-type="string" calcext:value-type="string">
            <text:p>currently unaccounted f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ur digits (16 bits) are left over from the left over from the return 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program pointer registers for miscellaneous flags such as angle mode and display mod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x digits (24 bits) may be leftover from the first (most likely) or last program regi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ck lift disable is probably kept in one of the ACT status bi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ed digit count might be kept in the ACT's F regist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01:10:25.52063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7:15.847247707</meta:creation-date>
    <dc:date>2024-10-12T01:26:38.176930353</dc:date>
    <meta:editing-duration>PT38M43S</meta:editing-duration>
    <meta:editing-cycles>9</meta:editing-cycles>
    <meta:generator>LibreOffice/24.2.6.2$Linux_X86_64 LibreOffice_project/420$Build-2</meta:generator>
    <meta:document-statistic meta:table-count="1" meta:cell-count="137" meta:object-count="0"/>
  </office:meta>
</office:document-meta>
</file>